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037" officeooo:paragraph-rsid="00093037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93037" officeooo:paragraph-rsid="00093037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93037" officeooo:paragraph-rsid="00093037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093037" officeooo:paragraph-rsid="00093037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09f1c6" officeooo:paragraph-rsid="0009f1c6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0be8cc" officeooo:paragraph-rsid="000be8cc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0dc8d9" officeooo:paragraph-rsid="000dc8d9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0fa3ac" officeooo:paragraph-rsid="000fa3ac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11c120" officeooo:paragraph-rsid="0011c120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12f22d" officeooo:paragraph-rsid="0012f22d" style:font-style-asian="normal" style:font-style-complex="normal"/>
    </style:style>
    <style:style style:name="T1" style:family="text">
      <style:text-properties officeooo:rsid="000dc8d9"/>
    </style:style>
    <style:style style:name="T2" style:family="text">
      <style:text-properties fo:color="#c9211e" loext:opacity="100%"/>
    </style:style>
    <style:style style:name="T3" style:family="text">
      <style:text-properties officeooo:rsid="00115d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rs Diaporama</text:p>
      <text:p text:style-name="P1"/>
      <text:p text:style-name="P3">1) Rôle essentiel du diaporama</text:p>
      <text:p text:style-name="P4"/>
      <text:p text:style-name="P5">⇒ Valorisation du discours</text:p>
      <text:p text:style-name="P5"><text:tab/>-30 à 50 % du discours retenu</text:p>
      <text:p text:style-name="P5"><text:tab/>-Majorité des gens = mémoire visuelle</text:p>
      <text:p text:style-name="P5"><text:tab/><text:tab/>-Schémas</text:p>
      <text:p text:style-name="P5"/>
      <text:p text:style-name="P5">⇒ Info à mettre</text:p>
      <text:p text:style-name="P5"><text:tab/>-Info importante</text:p>
      <text:p text:style-name="P5"><text:tab/>-Difficile a retenir</text:p>
      <text:p text:style-name="P5"><text:tab/>-Plus facile à comprendre avec schémas</text:p>
      <text:p text:style-name="P5"><text:tab/>-Utile à l’orateur</text:p>
      <text:p text:style-name="P5"/>
      <text:p text:style-name="P6">⇒ Aspect générale </text:p>
      <text:p text:style-name="P6"><text:tab/>-Sobre</text:p>
      <text:p text:style-name="P6"><text:tab/>-Varié et homogène</text:p>
      <text:p text:style-name="P6"><text:tab/>-Claire</text:p>
      <text:p text:style-name="P6"><text:tab/>-Concis</text:p>
      <text:p text:style-name="P6"><text:tab/>-<text:span text:style-name="T1">Laisser 25 à 50 % de vide</text:span></text:p>
      <text:p text:style-name="P6"/>
      <text:p text:style-name="P7">⇒ Conseil de base</text:p>
      <text:p text:style-name="P7"><text:tab/>-Aucun problème d’expression</text:p>
      <text:p text:style-name="P7"><text:tab/>-Grande déperdition des couleurs</text:p>
      <text:p text:style-name="P7"/>
      <text:p text:style-name="P7">⇒ Prezi pour changer</text:p>
      <text:p text:style-name="P7"><text:tab/>-Pour faire une présentation différente</text:p>
      <text:p text:style-name="P7"/>
      <text:p text:style-name="P7">⇒ Mise en forme</text:p>
      <text:p text:style-name="P7"><text:tab/>-Règle 1664 pour chaque diapositive</text:p>
      <text:p text:style-name="P7"><text:tab/><text:tab/>-1 idée directive par diapo</text:p>
      <text:p text:style-name="P7"><text:tab/><text:tab/>-6 ligne environ pour s’exprimer</text:p>
      <text:p text:style-name="P7"><text:tab/><text:tab/>-6 mots environs par lignes</text:p>
      <text:p text:style-name="P7"><text:tab/><text:tab/>-4 couleurs grand maximum</text:p>
      <text:p text:style-name="P7"><text:tab/><text:tab/><text:tab/>-Fond clair plus lisible</text:p>
      <text:p text:style-name="P7"/>
      <text:p text:style-name="P7">⇒ Polices de caractères</text:p>
      <text:p text:style-name="P7"><text:tab/>-2 polices maximum</text:p>
      <text:p text:style-name="P7"><text:tab/>-Police sobres et lisibles</text:p>
      <text:p text:style-name="P7"><text:tab/><text:span text:style-name="T2">-Taille 18 au minimum </text:span></text:p>
      <text:p text:style-name="P7"><text:tab/>-Polices élégantes et moderne</text:p>
      <text:p text:style-name="P7"/>
      <text:p text:style-name="P7">⇒ Sobriété, efficacité </text:p>
      <text:p text:style-name="P7"><text:tab/>-Répétition du plan en petit</text:p>
      <text:p text:style-name="P7"><text:tab/>-Pages paginées</text:p>
      <text:p text:style-name="P7"><text:tab/>-2 à 3 sortes de puce en tout</text:p>
      <text:p text:style-name="P7"/>
      <text:p text:style-name="P7"/>
      <text:p text:style-name="P7"/>
      <text:p text:style-name="P7"/>
      <text:p text:style-name="P7"/>
      <text:p text:style-name="P8"><text:soft-page-break/>⇒ Structure du diaporama</text:p>
      <text:p text:style-name="P8"><text:tab/>-Couverture</text:p>
      <text:p text:style-name="P8"><text:tab/><text:tab/>-Nom</text:p>
      <text:p text:style-name="P8"><text:tab/><text:tab/>-Logos <text:span text:style-name="T3">(voir dossier numérique au quotidien)</text:span></text:p>
      <text:p text:style-name="P8"><text:tab/><text:tab/>-Titre</text:p>
      <text:p text:style-name="P8"><text:tab/><text:tab/>-Date</text:p>
      <text:p text:style-name="P8"><text:tab/>-<text:span text:style-name="T3">Sommaire</text:span></text:p>
      <text:p text:style-name="P8"><text:tab/>-<text:span text:style-name="T3">Introduction avec problématique</text:span></text:p>
      <text:p text:style-name="P8"><text:tab/>-<text:span text:style-name="T3">Développement </text:span></text:p>
      <text:p text:style-name="P8"><text:tab/>-<text:span text:style-name="T3">Diapo = 30 sec à 3 min </text:span></text:p>
      <text:p text:style-name="P8"><text:tab/>-<text:span text:style-name="T3">Conclusion précisant les points essentiels</text:span></text:p>
      <text:p text:style-name="P8"/>
      <text:p text:style-name="P9">⇒ Graphique et tableau</text:p>
      <text:p text:style-name="P9"><text:tab/>-Utile</text:p>
      <text:p text:style-name="P9"><text:tab/>-Clair</text:p>
      <text:p text:style-name="P9"><text:tab/>-Lisible</text:p>
      <text:p text:style-name="P9"/>
      <text:p text:style-name="P10">⇒ Document visuel</text:p>
      <text:p text:style-name="P10"><text:tab/>-Arrivé en décalage </text:p>
      <text:p text:style-name="P10"><text:tab/>-Présentation varié et harmonieuse</text:p>
      <text:p text:style-name="P1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7:34:20.957252878</meta:creation-date>
    <dc:date>2022-10-03T17:58:17.298695623</dc:date>
    <meta:editing-duration>PT23M55S</meta:editing-duration>
    <meta:editing-cycles>8</meta:editing-cycles>
    <meta:generator>LibreOffice/7.3.6.2$Linux_X86_64 LibreOffice_project/30$Build-2</meta:generator>
    <meta:document-statistic meta:table-count="0" meta:image-count="0" meta:object-count="0" meta:page-count="2" meta:paragraph-count="57" meta:word-count="196" meta:character-count="1253" meta:non-whitespace-character-count="1052"/>
  </office:meta>
</office:document-meta>
</file>